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014f74" officeooo:paragraph-rsid="00014f74"/>
    </style:style>
    <style:style style:name="P2" style:family="paragraph" style:parent-style-name="Text_20_body">
      <style:text-properties officeooo:rsid="00014f74" officeooo:paragraph-rsid="00021ee3"/>
    </style:style>
    <style:style style:name="P3" style:family="paragraph" style:parent-style-name="Text_20_body">
      <style:text-properties officeooo:rsid="00059b6e" officeooo:paragraph-rsid="00059b6e"/>
    </style:style>
    <style:style style:name="P4" style:family="paragraph" style:parent-style-name="Text_20_body">
      <style:text-properties officeooo:rsid="0006d562" officeooo:paragraph-rsid="0006d562"/>
    </style:style>
    <style:style style:name="P5" style:family="paragraph" style:parent-style-name="Text_20_body">
      <style:text-properties officeooo:rsid="000a9585" officeooo:paragraph-rsid="000a9585"/>
    </style:style>
    <style:style style:name="P6" style:family="paragraph" style:parent-style-name="Text_20_body">
      <style:text-properties officeooo:rsid="000d62ff" officeooo:paragraph-rsid="000d62ff"/>
    </style:style>
    <style:style style:name="P7" style:family="paragraph" style:parent-style-name="Text_20_body">
      <style:text-properties officeooo:rsid="000d62ff" officeooo:paragraph-rsid="000da35c"/>
    </style:style>
    <style:style style:name="P8" style:family="paragraph" style:parent-style-name="Text_20_body">
      <style:text-properties officeooo:rsid="000d62ff" officeooo:paragraph-rsid="000e458f"/>
    </style:style>
    <style:style style:name="P9" style:family="paragraph" style:parent-style-name="Text_20_body">
      <style:text-properties officeooo:rsid="000da35c" officeooo:paragraph-rsid="000da35c"/>
    </style:style>
    <style:style style:name="P10" style:family="paragraph" style:parent-style-name="Text_20_body">
      <style:text-properties officeooo:rsid="000e458f" officeooo:paragraph-rsid="000e458f"/>
    </style:style>
    <style:style style:name="P11" style:family="paragraph" style:parent-style-name="Text_20_body">
      <style:text-properties officeooo:rsid="00136c75" officeooo:paragraph-rsid="00136c75"/>
    </style:style>
    <style:style style:name="P12" style:family="paragraph" style:parent-style-name="Text_20_body">
      <style:text-properties officeooo:rsid="0013bd1c" officeooo:paragraph-rsid="0013bd1c"/>
    </style:style>
    <style:style style:name="P13" style:family="paragraph" style:parent-style-name="Text_20_body">
      <style:text-properties officeooo:rsid="0014eaa4" officeooo:paragraph-rsid="0015a5ac"/>
    </style:style>
    <style:style style:name="P14" style:family="paragraph" style:parent-style-name="Text_20_body">
      <style:text-properties officeooo:rsid="0016f9e5" officeooo:paragraph-rsid="0016f9e5"/>
    </style:style>
    <style:style style:name="T1" style:family="text">
      <style:text-properties officeooo:rsid="00021ee3"/>
    </style:style>
    <style:style style:name="T2" style:family="text">
      <style:text-properties officeooo:rsid="0006d562"/>
    </style:style>
    <style:style style:name="T3" style:family="text">
      <style:text-properties officeooo:rsid="0008ae23"/>
    </style:style>
    <style:style style:name="T4" style:family="text">
      <style:text-properties officeooo:rsid="00096faa"/>
    </style:style>
    <style:style style:name="T5" style:family="text">
      <style:text-properties officeooo:rsid="000a1097"/>
    </style:style>
    <style:style style:name="T6" style:family="text">
      <style:text-properties officeooo:rsid="000da35c"/>
    </style:style>
    <style:style style:name="T7" style:family="text">
      <style:text-properties officeooo:rsid="000e19d2"/>
    </style:style>
    <style:style style:name="T8" style:family="text">
      <style:text-properties officeooo:rsid="000e458f"/>
    </style:style>
    <style:style style:name="T9" style:family="text">
      <style:text-properties officeooo:rsid="000f60f1"/>
    </style:style>
    <style:style style:name="T10" style:family="text">
      <style:text-properties officeooo:rsid="0011eb05"/>
    </style:style>
    <style:style style:name="T11" style:family="text">
      <style:text-properties officeooo:rsid="0015a5a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Coins</text:h>
      <text:p text:style-name="P1">All coins are not created equals, and not all of them are valued the same in different parts of the world.</text:p>
      <text:p text:style-name="P3">Each culture produces one or more coin types, that will be vaguely recognized and used by its members. When trading with a culture and using another culture’s coins, all prices are up by at least 10%, up to 25%.</text:p>
      <text:h text:style-name="Heading_20_1" text:outline-level="1">Gear</text:h>
      <text:h text:style-name="Heading_20_2" text:outline-level="2">Clothing</text:h>
      <text:p text:style-name="P1">Peasant’s garment (culture): Hardy clothes, made to last while doing physical work. Checks made to interact socially with other cultures suffer a -1 penalty.</text:p>
      <text:p text:style-name="P1">Merchant’s garment (culture): Well-made clothes, designed to show some wealth and affirm the wearer’s status. Some places have somptuary laws in place to try and curb the spendings of the merchant class. It can also be used for craftsmen of renown, especially when organized in corporations. Checks made to interact socially with <text:span text:style-name="T1">lower</text:span> social status characters <text:span text:style-name="T1">benefit from a +2 bonus if they are from the same culture.</text:span></text:p>
      <text:p text:style-name="P2">Noble’s attire: Expensive and well-made clothes, showing wealth and showing the power that the wearer wields. Most culture will recognize the wealth of the wearer, even if they can’t identify which culture they’re from. Checks made to interact socially with <text:span text:style-name="T1">lower</text:span> social status characters <text:span text:style-name="T1">benefit from a +2 bonus.</text:span></text:p>
      <text:h text:style-name="Heading_20_2" text:outline-level="2">Armor</text:h>
      <text:p text:style-name="P3">Brigandine: <text:span text:style-name="T2">a sturdy armor, made up of small metal plates, riveted to a cloth or leather outer layer. It allows to craft metal armor with much less effort than other types, but it still requires an awful lot of precious steel. Tags: Protection 6 </text:span></text:p>
      <text:p text:style-name="P3">Chainmail hauberk: <text:span text:style-name="T2">Knee-length chain mail armor, pretty much impervious to many attacks, since one has to break between the links to inflict any damage. It may be worn under heavier armor. Works less on blunt force attacks. Tags(main protection): protection 3 (blunt), protection 6 (all other types). Tags (under layer): protection 3.</text:span></text:p>
      <text:p text:style-name="P3">Gambeson: <text:span text:style-name="T2">a padded jacket that may be worn alone, or as the under layer with another, heavier armor. It mainly serves to limit the risk of open wounds, that may otherwise get infected. Tags: protection 2.</text:span></text:p>
      <text:p text:style-name="P4">Great helm: <text:span text:style-name="T3">A big helmet, made to make most hit bounce harmlessly. It is difficult to wear for extended length of time, and seriously restricts vision. Tags: protection 4, the character may not see further than 2 hex away.</text:span></text:p>
      <text:p text:style-name="P4"><text:soft-page-break/>Kettle hat helmet: <text:span text:style-name="T4">simple helmet to craft, with a wide brim to protect both from missile attacks and melee hits. Very popular due to its cheap price. Tags: Protection 2 (melee) or 3 (ranged).</text:span></text:p>
      <text:p text:style-name="P5">Lamellar armor: a suite of armor made of small plates, laced together to form a semi-rigid protection. Tags: Protection 4 (3 versus blunt)</text:p>
      <text:p text:style-name="P4">Nasal helmet: <text:span text:style-name="T5">A conical helmet with reinforced protection for the face. It is often completed by adding both padded and mail protections around the neck and parts of the face. Tags: protection 3</text:span></text:p>
      <text:p text:style-name="P5">Scale hauberk: small metallic scales, sewn or riveted to a cloth or leather under-layer. It is very appreciated for its rich look, but is also still very protective. Tags: protection 4 (3 versus piercing).</text:p>
      <text:p text:style-name="P4">Skull cap: <text:span text:style-name="T5">a simple metallic bowl, that does not protect much, especially from blunt impacts, but is very cheap to produce and thus, often found on battlefields by non-professional troops. Tags: protection 1 (except versus blunt attacks).</text:span></text:p>
      <text:h text:style-name="Heading_20_2" text:outline-level="2">Weapons</text:h>
      <text:p text:style-name="P9">Axe: a simple tool that is easy to repurpose for war. Some are even made for it, and often share a hammer head and an axe head. Tags: melee, piercing 1, tool (woodwork) 2, unwieldy 1, <text:span text:style-name="T8">slashing.</text:span></text:p>
      <text:p text:style-name="P6">Bow: <text:span text:style-name="T6">a very old weapon and a very useful hunting tool. It may shoot at fairly long range, and some arrowheads may increase its usefulness. It requires a surprising amount of strength to use. Tags: range (Might x30), deadly 1, piercing 1. May not be used on horseback.</text:span></text:p>
      <text:p text:style-name="P8">Crossbow: <text:span text:style-name="T6">Easier to manipulate than bows, but it requires time to reload and is more expensive to craft. Still very popular in large cities. Tags: range 100, piercing 3, load, piercing. May not be used on horseback.</text:span></text:p>
      <text:p text:style-name="P10">Dagger: <text:span text:style-name="T9">sidearms to use in case of emergency. Trained fighters may use them to pierce through the gaps of armor. Tags: melee, piercing 4 (if the character has the associated specialty), piercing.</text:span></text:p>
      <text:p text:style-name="P6">Farming tools: <text:span text:style-name="T6">pitchforks and flails can be good weapons, but they suffer from poor ergonomic, since they are not dedicated weapons. Tags: melee, unwieldy 2, blunt, piercing or slashing.</text:span></text:p>
      <text:p text:style-name="P6">Javelin: <text:span text:style-name="T7">Perhaps the oldest hunting tool with the spear, it packs a punch due to its weight, but is still fairly close range. Tags: ranged (Might x4), deadly 1, piercing.</text:span></text:p>
      <text:p text:style-name="P6">Lance: <text:span text:style-name="T8">a recent development on the venerable spear, that is designed to be wielded by cavalry while charging. Most lances will not survive long the kind of impact they suffer. Tags (charging with a mount): melee, range 1, piercing 3, deadly 2, unreliable, piercing. Tags (other): melee, range 1, unwieldy 1</text:span></text:p>
      <text:p text:style-name="P6"><text:span text:style-name="T10">Curved</text:span> bow: <text:span text:style-name="T8">A smaller type of bows that is harder to craft and maintain, typically made of several layers of various material. Its smaller size allows it to be easier to carry around, and use on horseback. Tags: range (Might x 20), deadly 1, piercing 1.</text:span></text:p>
      <text:p text:style-name="P6"><text:soft-page-break/>Shield: <text:span text:style-name="T8">Technically a weapon, since it is very often used to strike an opponent to open their guard. There is a lot of variety in designs, for various uses. Tags: melee, non-piercing, blunt, protection 3.</text:span></text:p>
      <text:p text:style-name="P6">Spear: <text:span text:style-name="T8">Possibly the most common weapon in battle, since it’s easy to use and to craft, so most farmers will be able to afford one. Tags: melee, range 1, all combat checks benefit from a +1 bonus.</text:span></text:p>
      <text:p text:style-name="P9">Staff: <text:span text:style-name="T8">it’s a big stick, used to march for long, and thus, is often used by travelers to defend themselves. Not exactly a great weapon, but you do with what you have. Tags: melee, non-piercing, blunt.</text:span></text:p>
      <text:p text:style-name="P7"><text:span text:style-name="T6">S</text:span>word: <text:span text:style-name="T6">swords are extremely varied, from single-edge sabers to double-edged arming swords. They are often a status symbol of a warrior, as well as a decent sidearm. Tags: melee, deadly 1</text:span></text:p>
      <text:p text:style-name="P6">War hammer: <text:span text:style-name="T8">a small hammer made to break bones and inflict damage even to well-protected targets. Most will have an axe head as well. Tags: melee, piercing 2, unwieldy 1, blunt.</text:span></text:p>
      <text:h text:style-name="Heading_20_2" text:outline-level="2">Rations and consumables</text:h>
      <text:h text:style-name="Heading_20_2" text:outline-level="2">Mount and vehicles</text:h>
      <text:p text:style-name="P11">Horse, standard</text:p>
      <text:p text:style-name="P11">River boat</text:p>
      <text:p text:style-name="P11">Wagon</text:p>
      <text:p text:style-name="P11">War horse</text:p>
      <text:h text:style-name="Heading_20_2" text:outline-level="2">Wanderer’s gear</text:h>
      <text:p text:style-name="P11">Lantern</text:p>
      <text:p text:style-name="P11">Map</text:p>
      <text:p text:style-name="P11">Tent</text:p>
      <text:p text:style-name="P11">Torches</text:p>
      <text:h text:style-name="Heading_20_2" text:outline-level="2">Real estate</text:h>
      <text:p text:style-name="P12">City house</text:p>
      <text:p text:style-name="P12">Hamlet</text:p>
      <text:p text:style-name="P12">Village</text:p>
      <text:p text:style-name="P12">Wooden fort</text:p>
      <text:h text:style-name="Heading_20_1" text:outline-level="1">Services</text:h>
      <text:p text:style-name="P12">Barber – surgeon</text:p>
      <text:p text:style-name="P12"><text:soft-page-break/>Healer</text:p>
      <text:p text:style-name="P12">Inn, per night per person</text:p>
      <text:p text:style-name="P12">Leisure, per day: a bath, a brothel, or a place to drink.</text:p>
      <text:h text:style-name="Heading_20_1" text:outline-level="1">Taxes</text:h>
      <text:p text:style-name="P13"><text:span text:style-name="T11">Border crossing</text:span></text:p>
      <text:p text:style-name="P13">Bridge crossing</text:p>
      <text:p text:style-name="P14">Production tax</text:p>
      <text:p text:style-name="P14">Yearly ta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6.2$Windows_X86_64 LibreOffice_project/684e730861356e74889dfe6dbddd3562aae2e6ad</meta:generator>
    <dc:date>2023-03-17T17:31:17.336000000</dc:date>
    <meta:editing-duration>PT1H27M24S</meta:editing-duration>
    <meta:editing-cycles>20</meta:editing-cycles>
    <meta:document-statistic meta:table-count="0" meta:image-count="0" meta:object-count="0" meta:page-count="4" meta:paragraph-count="58" meta:word-count="1075" meta:character-count="6286" meta:non-whitespace-character-count="5267"/>
  </office:meta>
</office:document-meta>
</file>